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7cm" svg:y1="3.74cm" svg:x2="6.269cm" svg:y2="3.74cm">
          <text:p/>
        </draw:line>
        <draw:line draw:style-name="gr1" draw:text-style-name="P1" draw:layer="layout" svg:x1="3.375cm" svg:y1="2.805cm" svg:x2="3.375cm" svg:y2="5.091cm">
          <text:p/>
        </draw:line>
        <draw:frame draw:style-name="gr2" draw:layer="layout" svg:width="1.405cm" svg:height="0.962cm" svg:x="1.67cm" svg:y="2.705cm">
          <draw:text-box>
            <text:p>ID</text:p>
          </draw:text-box>
        </draw:frame>
        <draw:frame draw:style-name="gr2" draw:layer="layout" svg:width="3.214cm" svg:height="0.962cm" svg:x="3.671cm" svg:y="2.705cm">
          <draw:text-box>
            <text:p>Name</text:p>
          </draw:text-box>
        </draw:frame>
        <draw:frame draw:style-name="gr3" draw:text-style-name="P2" draw:layer="layout" svg:width="4.24cm" svg:height="1.52cm" svg:x="1.84cm" svg:y="1.4cm">
          <draw:text-box>
            <text:p text:style-name="P2"><text:span text:style-name="T1">Customers</text:span></text:p>
          </draw:text-box>
        </draw:frame>
        <draw:frame draw:style-name="gr3" draw:text-style-name="P2" draw:layer="layout" svg:width="3.81cm" svg:height="1.52cm" svg:x="14.14cm" svg:y="1.5cm">
          <draw:text-box>
            <text:p text:style-name="P2"><text:span text:style-name="T1">Table1</text:span></text:p>
          </draw:text-box>
        </draw:frame>
        <draw:line draw:style-name="gr1" draw:text-style-name="P1" draw:layer="layout" svg:x1="6.871cm" svg:y1="3.74cm" svg:x2="24.651cm" svg:y2="3.74cm">
          <text:p/>
        </draw:line>
        <draw:frame draw:style-name="gr2" draw:layer="layout" svg:width="4.386cm" svg:height="0.962cm" svg:x="6.79cm" svg:y="2.705cm">
          <draw:text-box>
            <text:p>C1-Onion1</text:p>
          </draw:text-box>
        </draw:frame>
        <draw:frame draw:style-name="gr2" draw:layer="layout" svg:width="5.043cm" svg:height="0.962cm" svg:x="10.272cm" svg:y="2.705cm">
          <draw:text-box>
            <text:p>C1-Onion2</text:p>
          </draw:text-box>
        </draw:frame>
        <draw:frame draw:style-name="gr2" draw:layer="layout" svg:width="5.043cm" svg:height="0.962cm" svg:x="13.873cm" svg:y="2.705cm">
          <draw:text-box>
            <text:p>C1-Onion3</text:p>
          </draw:text-box>
        </draw:frame>
        <draw:frame draw:style-name="gr2" draw:layer="layout" svg:width="5.043cm" svg:height="0.962cm" svg:x="17.374cm" svg:y="2.705cm">
          <draw:text-box>
            <text:p>C2-Onion1</text:p>
          </draw:text-box>
        </draw:frame>
        <draw:frame draw:style-name="gr2" draw:layer="layout" svg:width="5.043cm" svg:height="0.962cm" svg:x="21.075cm" svg:y="2.705cm">
          <draw:text-box>
            <text:p>C2-Onion2</text:p>
          </draw:text-box>
        </draw:frame>
        <draw:frame draw:style-name="gr2" draw:layer="layout" svg:width="1.27cm" svg:height="0.962cm" svg:x="1.635cm" svg:y="4.075cm">
          <draw:text-box>
            <text:p>23</text:p>
          </draw:text-box>
        </draw:frame>
        <draw:frame draw:style-name="gr2" draw:layer="layout" svg:width="2.245cm" svg:height="0.962cm" svg:x="3.835cm" svg:y="4.075cm">
          <draw:text-box>
            <text:p>Alice </text:p>
          </draw:text-box>
        </draw:frame>
        <draw:line draw:style-name="gr1" draw:text-style-name="P1" draw:layer="layout" svg:x1="10.275cm" svg:y1="2.805cm" svg:x2="10.275cm" svg:y2="5.091cm">
          <text:p/>
        </draw:line>
        <draw:line draw:style-name="gr1" draw:text-style-name="P1" draw:layer="layout" svg:x1="13.875cm" svg:y1="2.805cm" svg:x2="13.875cm" svg:y2="5.091cm">
          <text:p/>
        </draw:line>
        <draw:line draw:style-name="gr1" draw:text-style-name="P1" draw:layer="layout" svg:x1="17.375cm" svg:y1="2.805cm" svg:x2="17.375cm" svg:y2="5.091cm">
          <text:p/>
        </draw:line>
        <draw:line draw:style-name="gr1" draw:text-style-name="P1" draw:layer="layout" svg:x1="20.975cm" svg:y1="2.805cm" svg:x2="20.975cm" svg:y2="5.091cm">
          <text:p/>
        </draw:line>
        <draw:frame draw:style-name="gr2" draw:layer="layout" svg:width="3.175cm" svg:height="0.962cm" svg:x="7.085cm" svg:y="4.075cm">
          <draw:text-box>
            <text:p>x2b82ae</text:p>
          </draw:text-box>
        </draw:frame>
        <draw:frame draw:style-name="gr2" draw:layer="layout" svg:width="3.175cm" svg:height="0.962cm" svg:x="10.686cm" svg:y="4.075cm">
          <draw:text-box>
            <text:p>xcb9e4</text:p>
          </draw:text-box>
        </draw:frame>
        <draw:frame draw:style-name="gr2" draw:layer="layout" svg:width="3.175cm" svg:height="0.962cm" svg:x="14.287cm" svg:y="4.075cm">
          <draw:text-box>
            <text:p>xc234e4</text:p>
          </draw:text-box>
        </draw:frame>
        <draw:frame draw:style-name="gr2" draw:layer="layout" svg:width="3.175cm" svg:height="0.962cm" svg:x="17.688cm" svg:y="4.075cm">
          <draw:text-box>
            <text:p>x8ab113</text:p>
          </draw:text-box>
        </draw:frame>
        <draw:frame draw:style-name="gr2" draw:layer="layout" svg:width="3.175cm" svg:height="0.962cm" svg:x="21.289cm" svg:y="4.075cm">
          <draw:text-box>
            <text:p>xd101e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uca Popa</meta:initial-creator>
    <meta:creation-date>2010-10-25T15:25:42</meta:creation-date>
    <dc:date>2010-10-25T16:10:13</dc:date>
    <dc:creator>Raluca Popa</dc:creator>
    <meta:editing-duration>PT00H44M31S</meta:editing-duration>
    <meta:editing-cycles>7</meta:editing-cycles>
    <meta:generator>OpenOffice.org/3.2$Linux OpenOffice.org_project/320m12$Build-9483</meta:generator>
    <meta:document-statistic meta:object-count="23"/>
  </office:meta>
</office:document-meta>
</file>